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98in"/>
    </style:style>
    <style:style style:name="co3" style:family="table-column">
      <style:table-column-properties fo:break-before="auto" style:column-width="2.1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1020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Combinatorial Logic</text:p>
          </table:table-cell>
          <table:table-cell table:style-name="ce2" office:value-type="string" calcext:value-type="string">
            <text:p>Sequential Logic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00_combinatorial_logic</text:p>
          </table:table-cell>
          <table:table-cell office:value-type="string" calcext:value-type="string">
            <text:p>10_sequential_lo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_boolean_algebra</text:p>
          </table:table-cell>
          <table:table-cell office:value-type="string" calcext:value-type="string">
            <text:p>11_clocks,flipflops_and_regist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2_XOR</text:p>
          </table:table-cell>
          <table:table-cell office:value-type="string" calcext:value-type="string">
            <text:p>12_automa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3_binary_system</text:p>
          </table:table-cell>
          <table:table-cell office:value-type="string" calcext:value-type="string">
            <text:p>13_cpu_control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4_Signs</text:p>
          </table:table-cell>
          <table:table-cell office:value-type="string" calcext:value-type="string">
            <text:p>14_programmable Lo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5_ALU</text:p>
          </table:table-cell>
          <table:table-cell office:value-type="string" calcext:value-type="string">
            <text:p>15_Test lo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6_Memory</text:p>
          </table:table-cell>
          <table:table-cell office:value-type="string" calcext:value-type="string">
            <text:p>16_ HDLs (VHDL+Verilog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7_Register-Transfer-Leve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omputer Architecture / Processor design</text:p>
          </table:table-cell>
          <table:table-cell table:style-name="ce4"/>
          <table:table-cell table:style-name="ce1" table:number-columns-repeated="1020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20_RISC_V 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21_ISA, Assembler + Linker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22_RISC_V_implementation</text:p>
          </table:table-cell>
          <table:table-cell table:style-name="ce5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Excursions</text:p>
          </table:table-cell>
          <table:table-cell table:style-name="ce6"/>
          <table:table-cell table:style-name="ce1" table:number-columns-repeated="102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 calcext:value-type="string">
            <text:p><text:span text:style-name="T1">X0_</text:span>Multiplication 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 calcext:value-type="string">
            <text:p>X1_Division 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 calcext:value-type="string">
            <text:p>X2_Trigonometric functions (CORDIC)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 calcext:value-type="string">
            <text:p>X3_Sigmoid functions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/00/0000</text:date>, <text:time style:data-style-name="N2" text:time-value="12:02:40.045058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8:22:57.383394805</meta:creation-date>
    <dc:date>2022-04-16T12:03:21.357248070</dc:date>
    <meta:editing-duration>PT40M5S</meta:editing-duration>
    <meta:editing-cycles>10</meta:editing-cycles>
    <meta:generator>LibreOffice/7.0.4.2$Linux_X86_64 LibreOffice_project/00$Build-2</meta:generator>
    <meta:document-statistic meta:table-count="1" meta:cell-count="26" meta:object-count="0"/>
  </office:meta>
</office:document-meta>
</file>